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cessor og tråde</text:h>
      <text:p text:style-name="P1">Definition</text:p>
      <text:p text:style-name="Text_20_body">Et program er en sekvens af instruktioner.</text:p>
      <text:p text:style-name="Text_20_body">En proces er et kørende program og alt den data det skal bruge for at køre.</text:p>
      <text:p text:style-name="Text_20_body">En tråd er den del af en proces der er under udførelse.</text:p>
      <text:p text:style-name="P1">Grundlæggende træk ved procesoprettelse under UNIX</text:p>
      <text:p text:style-name="Text_20_body">Processor skaber andre processor, som kaldes for børn.</text:p>
      <text:p text:style-name="Text_20_body">Der er et træ af processor med forælder-børn relationer.</text:p>
      <text:p text:style-name="Text_20_body">Når en proces er færdig bliver den til en zombie, der skal ryddes af vejen af forælderen. Når en proces bliver en zombie overtager ”proces 1” alle dens børn.</text:p>
      <text:p text:style-name="Text_20_body">Nye processor er kloner af deres forælder, med en kopi af programtekst, stakke og heap. Eneste forskel er returværdi af fork().</text:p>
      <text:p text:style-name="Text_20_body">Børn får også en kopi af file descriptor tabellen, men de samme file descriptors.</text:p>
      <text:p text:style-name="Text_20_body"/>
      <text:p text:style-name="Text_20_body">fork() kloner en proces.</text:p>
      <text:p text:style-name="Text_20_body">wait() venter på zombieer og fjerner dem.</text:p>
      <text:p text:style-name="Text_20_body">exec()-kaldene erstatter procesbilledet.</text:p>
      <text:p text:style-name="Text_20_body">system() udfører en shell kommando og er implementeret med fork og exe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3T19:09:03.46</meta:creation-date>
    <dc:date>2011-06-08T22:02:17.45</dc:date>
    <meta:editing-duration>PT2H8M14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1" meta:paragraph-count="15" meta:word-count="153" meta:character-count="902"/>
  </office:meta>
</office:document-meta>
</file>